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Looped Lao Bold" svg:font-family="'Noto Looped Lao Bold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667in" fo:margin-left="0.5354in" table:align="left"/>
    </style:style>
    <style:style style:name="Table1.A" style:family="table-column">
      <style:table-column-properties style:column-width="6.1667in"/>
    </style:style>
    <style:style style:name="Table1.A1" style:family="table-cell">
      <style:table-cell-properties fo:padding="0.0382in" fo:border="0.5pt solid #000000"/>
    </style:style>
    <style:style style:name="Table1.2" style:family="table-row">
      <style:table-row-properties style:min-row-height="0.6361in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1875in" fo:margin-left="0.5146in" table:align="left"/>
    </style:style>
    <style:style style:name="Table2.A" style:family="table-column">
      <style:table-column-properties style:column-width="6.1875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1.2576in"/>
    </style:style>
    <style:style style:name="Table2.5" style:family="table-row">
      <style:table-row-properties style:min-row-height="0.659in"/>
    </style:style>
    <style:style style:name="Table2.6" style:family="table-row">
      <style:table-row-properties style:min-row-height="0.1868in"/>
    </style:style>
    <style:style style:name="Table3" style:family="table">
      <style:table-properties style:width="6.2292in" fo:margin-left="0.4729in" table:align="left"/>
    </style:style>
    <style:style style:name="Table3.A" style:family="table-column">
      <style:table-column-properties style:column-width="6.2292in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4083in"/>
    </style:style>
    <style:style style:name="Table4.4" style:family="table-row">
      <style:table-row-properties style:min-row-height="0.7917in"/>
    </style:style>
    <style:style style:name="P1" style:family="paragraph" style:parent-style-name="Standard">
      <style:text-properties style:font-name="Liberation Sans1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24pt" officeooo:rsid="0000fd5e" officeooo:paragraph-rsid="0000fd5e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Liberation Sans1" officeooo:rsid="0000fd5e" officeooo:paragraph-rsid="0000fd5e"/>
    </style:style>
    <style:style style:name="P4" style:family="paragraph" style:parent-style-name="Standard">
      <style:paragraph-properties fo:text-align="center" style:justify-single-word="false"/>
      <style:text-properties style:font-name="Liberation Sans1" officeooo:rsid="00061729" officeooo:paragraph-rsid="00061729"/>
    </style:style>
    <style:style style:name="P5" style:family="paragraph" style:parent-style-name="Standard">
      <style:paragraph-properties fo:text-align="start" style:justify-single-word="false"/>
      <style:text-properties style:font-name="Liberation Sans1" officeooo:rsid="00061729" officeooo:paragraph-rsid="00061729"/>
    </style:style>
    <style:style style:name="P6" style:family="paragraph" style:parent-style-name="Standard">
      <style:text-properties style:font-name="Liberation Sans1" officeooo:rsid="00061729" officeooo:paragraph-rsid="00061729"/>
    </style:style>
    <style:style style:name="P7" style:family="paragraph" style:parent-style-name="Standard" style:list-style-name="L1">
      <style:text-properties style:font-name="Liberation Sans1" officeooo:rsid="0000fd5e" officeooo:paragraph-rsid="0000fd5e"/>
    </style:style>
    <style:style style:name="P8" style:family="paragraph" style:parent-style-name="Standard" style:list-style-name="L2">
      <style:text-properties style:font-name="Liberation Sans1" officeooo:rsid="0000fd5e" officeooo:paragraph-rsid="0001886b"/>
    </style:style>
    <style:style style:name="P9" style:family="paragraph" style:parent-style-name="Standard" style:list-style-name="L1">
      <style:text-properties style:font-name="Liberation Sans1" officeooo:rsid="0001886b" officeooo:paragraph-rsid="0001886b"/>
    </style:style>
    <style:style style:name="P10" style:family="paragraph" style:parent-style-name="Standard">
      <style:text-properties style:font-name="Liberation Sans1" officeooo:rsid="0001886b" officeooo:paragraph-rsid="0001886b"/>
    </style:style>
    <style:style style:name="P11" style:family="paragraph" style:parent-style-name="Table_20_Contents" style:list-style-name="L3">
      <style:text-properties style:font-name="Liberation Sans1" officeooo:rsid="00027623" officeooo:paragraph-rsid="00027623"/>
    </style:style>
    <style:style style:name="P12" style:family="paragraph" style:parent-style-name="Table_20_Contents">
      <style:text-properties style:font-name="Liberation Sans1" officeooo:rsid="00027623" officeooo:paragraph-rsid="00027623"/>
    </style:style>
    <style:style style:name="P13" style:family="paragraph" style:parent-style-name="Table_20_Contents" style:list-style-name="L4">
      <style:text-properties style:font-name="Liberation Sans1" officeooo:rsid="00027623" officeooo:paragraph-rsid="00027623"/>
    </style:style>
    <style:style style:name="P14" style:family="paragraph" style:parent-style-name="Table_20_Contents">
      <style:text-properties style:font-name="Liberation Sans1" officeooo:rsid="00027623" officeooo:paragraph-rsid="0003d1ea"/>
    </style:style>
    <style:style style:name="P15" style:family="paragraph" style:parent-style-name="Table_20_Contents" style:list-style-name="L5">
      <style:text-properties style:font-name="Liberation Sans1" officeooo:rsid="00027623" officeooo:paragraph-rsid="0003d1ea"/>
    </style:style>
    <style:style style:name="P16" style:family="paragraph" style:parent-style-name="Table_20_Contents" style:list-style-name="L6">
      <style:text-properties style:font-name="Liberation Sans1" officeooo:rsid="00027623" officeooo:paragraph-rsid="0003d1ea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1" officeooo:rsid="00027623" officeooo:paragraph-rsid="0003d1ea"/>
    </style:style>
    <style:style style:name="P18" style:family="paragraph" style:parent-style-name="Table_20_Contents" style:list-style-name="L7">
      <style:paragraph-properties fo:text-align="start" style:justify-single-word="false"/>
      <style:text-properties style:font-name="Liberation Sans1" officeooo:rsid="00027623" officeooo:paragraph-rsid="0003d1ea"/>
    </style:style>
    <style:style style:name="P19" style:family="paragraph" style:parent-style-name="Table_20_Contents" style:list-style-name="L8">
      <style:text-properties style:font-name="Liberation Sans1" officeooo:rsid="00027623" officeooo:paragraph-rsid="0003d1ea"/>
    </style:style>
    <style:style style:name="P20" style:family="paragraph" style:parent-style-name="Table_20_Contents">
      <style:text-properties style:font-name="Liberation Sans1" officeooo:rsid="0004211c" officeooo:paragraph-rsid="0004211c"/>
    </style:style>
    <style:style style:name="P21" style:family="paragraph" style:parent-style-name="Table_20_Contents" style:list-style-name="L9">
      <style:text-properties style:font-name="Liberation Sans1" officeooo:rsid="0004211c" officeooo:paragraph-rsid="0004211c"/>
    </style:style>
    <style:style style:name="P22" style:family="paragraph" style:parent-style-name="Standard">
      <style:text-properties style:font-name="Liberation Sans1" officeooo:rsid="0000fd5e" officeooo:paragraph-rsid="0000fd5e"/>
    </style:style>
    <style:style style:name="P23" style:family="paragraph" style:parent-style-name="Standard">
      <style:text-properties style:font-name="Liberation Sans1" officeooo:rsid="0004211c" officeooo:paragraph-rsid="0004211c"/>
    </style:style>
    <style:style style:name="P24" style:family="paragraph" style:parent-style-name="Table_20_Contents">
      <style:text-properties style:font-name="Liberation Sans1" fo:font-weight="bold" officeooo:rsid="0004211c" officeooo:paragraph-rsid="0004211c" style:font-weight-asian="bold" style:font-weight-complex="bold"/>
    </style:style>
    <style:style style:name="P25" style:family="paragraph" style:parent-style-name="Table_20_Contents">
      <style:text-properties style:font-name="Liberation Sans1" officeooo:rsid="0004a164" officeooo:paragraph-rsid="0004a164"/>
    </style:style>
    <style:style style:name="P26" style:family="paragraph" style:parent-style-name="Table_20_Contents" style:list-style-name="L10">
      <style:text-properties style:font-name="Liberation Sans1" officeooo:rsid="0004a164" officeooo:paragraph-rsid="0004a164"/>
    </style:style>
    <style:style style:name="P27" style:family="paragraph" style:parent-style-name="Table_20_Contents" style:list-style-name="L10">
      <style:paragraph-properties style:writing-mode="lr-tb"/>
      <style:text-properties style:font-name="Liberation Sans1" officeooo:rsid="0004a164" officeooo:paragraph-rsid="0004a164"/>
    </style:style>
    <style:style style:name="T1" style:family="text">
      <style:text-properties officeooo:rsid="0001886b"/>
    </style:style>
    <style:style style:name="T2" style:family="text">
      <style:text-properties officeooo:rsid="00027623"/>
    </style:style>
    <style:style style:name="T3" style:family="text">
      <style:text-properties officeooo:rsid="0003d1e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Data Science</text:p>
      <text:p text:style-name="P3"/>
      <text:p text:style-name="P4"><text:a xlink:type="simple" xlink:href="https://www.youtube.com/watch?v=fxLLGZDr7KY" text:style-name="Internet_20_link" text:visited-style-name="Visited_20_Internet_20_Link">https://www.youtube.com/watch?v=fxLLGZDr7KY</text:a></text:p>
      <text:p text:style-name="P5"/>
      <text:p text:style-name="P6"/>
      <text:p text:style-name="P6">Q. What does a Data Scientist do?</text:p>
      <text:p text:style-name="P6"/>
      <text:list xml:id="list1395768673" text:style-name="L1">
        <text:list-item>
          <text:p text:style-name="P7">Data Acquisition (ETL) – collect<text:span text:style-name="T1">ing</text:span> the raw data from all sorts of possible sources.</text:p>
          <text:list>
            <text:list-item>
              <text:p text:style-name="P7">Extracting data from <text:span text:style-name="T1">M</text:span>ultiple <text:span text:style-name="T1">S</text:span>ource</text:p>
            </text:list-item>
            <text:list-item>
              <text:p text:style-name="P7">Integrating and transforming the data into homogeneous format</text:p>
            </text:list-item>
            <text:list-item>
              <text:p text:style-name="P7">Loading the transformed data into data warehouse (DWH)</text:p>
            </text:list-item>
          </text:list>
          <text:p text:style-name="P7"/>
          <text:p text:style-name="P7">ETL tools like Talent Studio, DataStage, Informatica</text:p>
          <text:p text:style-name="P7"/>
        </text:list-item>
        <text:list-item>
          <text:p text:style-name="P7">Data Preparation (almost 60% of Data Scientist time is spent here) – </text:p>
        </text:list-item>
      </text:list>
      <text:list text:style-name="L2">
        <text:list-item>
          <text:list>
            <text:list-item>
              <text:p text:style-name="P8">Data Cleaning <text:span text:style-name="T1">–</text:span> handling missing values, NULL or unwanted values</text:p>
            </text:list-item>
          </text:list>
        </text:list-item>
      </text:list>
      <text:list xml:id="list172510631308617" text:continue-list="list1395768673" text:style-name="L1">
        <text:list-item>
          <text:list>
            <text:list-header>
              <text:p text:style-name="P9">Data should be – Valid, Consistent, Uniform, Accurate</text:p>
            </text:list-header>
            <text:list-item>
              <text:p text:style-name="P7">Data Transformation – normalizing the data (Min to Max, Z-Score)</text:p>
            </text:list-item>
            <text:list-item>
              <text:p text:style-name="P7">Handling Outliers – univariant &amp; multivariant methods are used for detection, plotted using scatter plot or box plot.</text:p>
            </text:list-item>
            <text:list-item>
              <text:p text:style-name="P7">Data Integration – to ensure the data is accurate and reliable</text:p>
            </text:list-item>
            <text:list-item>
              <text:p text:style-name="P7">Data Reduction – reduce multitudinous amount<text:span text:style-name="T1">s</text:span> of data into meaningful parts (involving data de-duplication which eliminates redundant data)</text:p>
              <text:p text:style-name="P7"/>
            </text:list-item>
          </text:list>
        </text:list-item>
        <text:list-item>
          <text:p text:style-name="P7">Data Mining – <text:span text:style-name="T1">discover patterns and relationship in data to make better/meaningful business decisions.</text:span></text:p>
          <text:p text:style-name="P9">One of the first step is “Data Discovery” for Exploratory Analysis, using tools like Tableau</text:p>
        </text:list-item>
      </text:list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list text:style-name="L3">
              <text:list-item>
                <text:p text:style-name="P11">Dimensions – the descriptive columns</text:p>
              </text:list-item>
              <text:list-item>
                <text:p text:style-name="P11">Measures – the numerical value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Advantages of Data Mining -</text:p>
            <text:list text:style-name="L4">
              <text:list-item>
                <text:p text:style-name="P13">Predict Future Trends</text:p>
              </text:list-item>
              <text:list-item>
                <text:p text:style-name="P13">Signifies Customer Patterns</text:p>
              </text:list-item>
              <text:list-item>
                <text:p text:style-name="P13">Helps Decision Making</text:p>
              </text:list-item>
              <text:list-item>
                <text:p text:style-name="P13">Quick Fraud Detection</text:p>
              </text:list-item>
              <text:list-item>
                <text:p text:style-name="P13">Choosing the right Algorithm</text:p>
              </text:list-item>
            </text:list>
          </table:table-cell>
        </table:table-row>
      </table:table>
      <text:p text:style-name="P10"/>
      <text:list xml:id="list172510531518380" text:continue-list="list172510631308617" text:style-name="L1">
        <text:list-item>
          <text:p text:style-name="P7">Data Modeling <text:span text:style-name="T2">(Model Building) – a more detailed mining on the data, like Machine Learning</text:span></text:p>
          <text:p text:style-name="P7"/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2">Chose the Algorithm to be used based on the kind of data at hand. Based on this, create a model and train the model.</text:p>
          </table:table-cell>
        </table:table-row>
        <table:table-row>
          <table:table-cell table:style-name="Table2.A2" office:value-type="string">
            <text:p text:style-name="P14"><text:span text:style-name="T3">1. </text:span>Supervised Continuous – <text:span text:style-name="T3">T</text:span>o predict a continuous value (like – price, temperature, height, length, etc.)</text:p>
            <text:list text:style-name="L5">
              <text:list-item>
                <text:p text:style-name="P15">Regression (Linear/Multiple)</text:p>
              </text:list-item>
              <text:list-item>
                <text:p text:style-name="P15">Decision Tree</text:p>
              </text:list-item>
              <text:list-item>
                <text:p text:style-name="P15"><text:soft-page-break/>Random Forest</text:p>
              </text:list-item>
            </text:list>
          </table:table-cell>
        </table:table-row>
        <table:table-row>
          <table:table-cell table:style-name="Table2.A2" office:value-type="string">
            <text:p text:style-name="P14"><text:span text:style-name="T3">2. </text:span>Unsupervised Continuous – In case of Unsupervised learning, there is no historical label data.</text:p>
            <text:list text:style-name="L6">
              <text:list-item>
                <text:p text:style-name="P16">Cluster<text:span text:style-name="T3">ing </text:span>K-Mean <text:span text:style-name="T3">(most commonly used)</text:span></text:p>
              </text:list-item>
              <text:list-item>
                <text:p text:style-name="P16">Cluster<text:span text:style-name="T3">ing </text:span>PCA</text:p>
              </text:list-item>
            </text:list>
          </table:table-cell>
        </table:table-row>
        <table:table-row table:style-name="Table2.4">
          <table:table-cell table:style-name="Table2.A2" office:value-type="string">
            <text:p text:style-name="P17"><text:span text:style-name="T3">3. </text:span>Supervised Categorical – <text:span text:style-name="T3">To predict something that is not measured, but counted (e.g. to classify if an image is a cat or a dog, etc.)</text:span></text:p>
            <text:list text:style-name="L7">
              <text:list-item>
                <text:p text:style-name="P18">KNN <text:span text:style-name="T3">(K-Nearest Neighbor)</text:span></text:p>
              </text:list-item>
              <text:list-item>
                <text:p text:style-name="P18">Logistic Regression</text:p>
              </text:list-item>
              <text:list-item>
                <text:p text:style-name="P18">SVM <text:span text:style-name="T3">(Support Vector Machines)</text:span></text:p>
              </text:list-item>
              <text:list-item>
                <text:p text:style-name="P18">Native-Baiyes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P14"><text:span text:style-name="T3">4. </text:span>Unsupervised Categorical – </text:p>
            <text:list text:style-name="L8">
              <text:list-item>
                <text:p text:style-name="P19">Association Analysis</text:p>
              </text:list-item>
              <text:list-item>
                <text:p text:style-name="P19">Hidden Markov Model</text:p>
              </text:list-item>
            </text:list>
          </table:table-cell>
        </table:table-row>
        <table:table-row table:style-name="Table2.6">
          <table:table-cell table:style-name="Table2.A2" office:value-type="string">
            <text:p text:style-name="P20">Publish or Communicate the Results -</text:p>
            <text:list text:style-name="L9">
              <text:list-item>
                <text:p text:style-name="P21">What’s the Question?</text:p>
              </text:list-item>
              <text:list-item>
                <text:p text:style-name="P21">What’s the Answer?</text:p>
              </text:list-item>
              <text:list-item>
                <text:p text:style-name="P21">What’s the Methodology used?</text:p>
              </text:list-item>
            </text:list>
          </table:table-cell>
        </table:table-row>
      </table:table>
      <text:p text:style-name="P22"/>
      <text:p text:style-name="P22"/>
      <text:list text:continue-list="list172510531518380" text:style-name="L1">
        <text:list-item>
          <text:p text:style-name="P7">Model Maintenance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0">ASSESS: Once in a while, we have to run a fresh sample through data to assess our model.</text:p>
          </table:table-cell>
        </table:table-row>
        <table:table-row>
          <table:table-cell table:style-name="Table3.A2" office:value-type="string">
            <text:p text:style-name="P20">RETRAIN: After assessment, if you are not happy with the performance of the model then you retain the model.</text:p>
          </table:table-cell>
        </table:table-row>
        <table:table-row>
          <table:table-cell table:style-name="Table3.A2" office:value-type="string">
            <text:p text:style-name="P20">REBUILD: If retrain fails too, then you have to rebuild by finding all the variables again and build a new model.</text:p>
          </table:table-cell>
        </table:table-row>
      </table:table>
      <text:p text:style-name="P22"/>
      <text:p text:style-name="P23">Q. Difference between Data Analyst vs Data Engineer vs Data Scientist</text:p>
      <text:p text:style-name="P23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4">Data Analyst</text:p>
          </table:table-cell>
          <table:table-cell table:style-name="Table4.A1" office:value-type="string">
            <text:p text:style-name="P24">Data Engineer</text:p>
          </table:table-cell>
          <table:table-cell table:style-name="Table4.C1" office:value-type="string">
            <text:p text:style-name="P24">Data Scientist</text:p>
          </table:table-cell>
        </table:table-row>
        <table:table-row>
          <table:table-cell table:style-name="Table4.A2" office:value-type="string">
            <text:p text:style-name="P20">Data Analysts analyze and interpret data to extract meaningful information, find solutions to a business problem, and make critical decisions. </text:p>
          </table:table-cell>
          <table:table-cell table:style-name="Table4.A2" office:value-type="string">
            <text:p text:style-name="P20">Data Engineers build infrastructure and scalable pipelines to manage the flow of data and prepare it for analysis. </text:p>
          </table:table-cell>
          <table:table-cell table:style-name="Table4.C2" office:value-type="string">
            <text:p text:style-name="P25">Data Scientists analyze, visualize existing data and implement algorithm to build predictive models for making future decisions.</text:p>
          </table:table-cell>
        </table:table-row>
        <table:table-row table:style-name="Table4.3">
          <table:table-cell table:style-name="Table4.A2" office:value-type="string">
            <text:list text:style-name="L10">
              <text:list-item>
                <text:p text:style-name="P26">Clean and process data</text:p>
              </text:list-item>
              <text:list-item>
                <text:p text:style-name="P26">Discover hidden patterns</text:p>
              </text:list-item>
              <text:list-item>
                <text:p text:style-name="P26">Perform exploratory data analysis</text:p>
              </text:list-item>
              <text:list-item>
                <text:p text:style-name="P26">Visualize dashboards</text:p>
              </text:list-item>
              <text:list-item>
                <text:p text:style-name="P26">Maintain databases</text:p>
              </text:list-item>
            </text:list>
          </table:table-cell>
          <table:table-cell table:style-name="Table4.A2" office:value-type="string">
            <text:list text:continue-numbering="true" text:style-name="L10">
              <text:list-item>
                <text:p text:style-name="P26">Data Acquisition</text:p>
              </text:list-item>
              <text:list-item>
                <text:p text:style-name="P26">Design, Build, and Test data</text:p>
              </text:list-item>
              <text:list-item>
                <text:p text:style-name="P26">Integrate data into existing data pipelines</text:p>
              </text:list-item>
              <text:list-item>
                <text:p text:style-name="P26">Prepare data for modeling</text:p>
              </text:list-item>
              <text:list-item>
                <text:p text:style-name="P26">Perform ETL operations.</text:p>
              </text:list-item>
            </text:list>
          </table:table-cell>
          <table:table-cell table:style-name="Table4.C2" office:value-type="string">
            <text:list text:continue-numbering="true" text:style-name="L10">
              <text:list-item>
                <text:p text:style-name="P26">Develop ML models</text:p>
              </text:list-item>
              <text:list-item>
                <text:p text:style-name="P26">Identify trends in data for making decisions.</text:p>
              </text:list-item>
              <text:list-item>
                <text:p text:style-name="P26">Explore data by performing statistical analysis.</text:p>
              </text:list-item>
              <text:list-item>
                <text:p text:style-name="P26">Visualize data and use story telling techniques</text:p>
              </text:list-item>
              <text:list-item>
                <text:p text:style-name="P26">Write programs to <text:soft-page-break/>automate data collection and processing.</text:p>
              </text:list-item>
            </text:list>
          </table:table-cell>
        </table:table-row>
        <table:table-row table:style-name="Table4.4">
          <table:table-cell table:style-name="Table4.A2" office:value-type="string">
            <text:list text:continue-numbering="true" text:style-name="L10">
              <text:list-item>
                <text:p text:style-name="P26">SQL</text:p>
              </text:list-item>
              <text:list-item>
                <text:p text:style-name="P26">MS Excel</text:p>
              </text:list-item>
              <text:list-item>
                <text:p text:style-name="P26">Programming</text:p>
              </text:list-item>
              <text:list-item>
                <text:p text:style-name="P26">Data Visualization</text:p>
              </text:list-item>
              <text:list-item>
                <text:p text:style-name="P26">Problem Solving</text:p>
              </text:list-item>
              <text:list-item>
                <text:p text:style-name="P26">Domain Knowledge</text:p>
              </text:list-item>
            </text:list>
          </table:table-cell>
          <table:table-cell table:style-name="Table4.A2" office:value-type="string">
            <text:list text:continue-numbering="true" text:style-name="L10">
              <text:list-item>
                <text:p text:style-name="P26">SQL &amp; MongoDB</text:p>
              </text:list-item>
              <text:list-item>
                <text:p text:style-name="P26">Programming</text:p>
              </text:list-item>
              <text:list-item>
                <text:p text:style-name="P26">Data Architecture</text:p>
              </text:list-item>
              <text:list-item>
                <text:p text:style-name="P26">Scripting</text:p>
              </text:list-item>
              <text:list-item>
                <text:p text:style-name="P26">Data Warehousing and ETL</text:p>
              </text:list-item>
              <text:list-item>
                <text:p text:style-name="P26">Hadoop</text:p>
              </text:list-item>
            </text:list>
          </table:table-cell>
          <table:table-cell table:style-name="Table4.C2" office:value-type="string">
            <text:list text:continue-numbering="true" text:style-name="L10">
              <text:list-item>
                <text:p text:style-name="P26">Programming</text:p>
              </text:list-item>
              <text:list-item>
                <text:p text:style-name="P27">Mathematics and Statistics</text:p>
              </text:list-item>
              <text:list-item>
                <text:p text:style-name="P26">Analytical Thinking</text:p>
              </text:list-item>
              <text:list-item>
                <text:p text:style-name="P26">Data Visualization</text:p>
              </text:list-item>
              <text:list-item>
                <text:p text:style-name="P26">Machine Learning</text:p>
              </text:list-item>
              <text:list-item>
                <text:p text:style-name="P26">Deep Learning</text:p>
              </text:list-item>
              <text:list-item>
                <text:p text:style-name="P26">Decision Making</text:p>
              </text:list-item>
            </text:list>
          </table:table-cell>
        </table:table-row>
      </table:table>
      <text:p text:style-name="P23"/>
      <text:p text:style-name="P6">1:3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Looped Lao Bold" svg:font-family="'Noto Looped Lao Bold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5:34:12.533542156</meta:creation-date>
    <dc:date>2025-04-10T17:23:48.090554038</dc:date>
    <meta:editing-duration>PT13M1S</meta:editing-duration>
    <meta:editing-cycles>4</meta:editing-cycles>
    <meta:generator>LibreOffice/24.8.6.2$Linux_X86_64 LibreOffice_project/d50be90c1d90f0f90a5235ffcbbafbbfa38a83c2</meta:generator>
    <meta:document-statistic meta:table-count="4" meta:image-count="0" meta:object-count="0" meta:page-count="3" meta:paragraph-count="93" meta:word-count="631" meta:character-count="3892" meta:non-whitespace-character-count="3402"/>
  </office:meta>
</office:document-meta>
</file>